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4pt" officeooo:rsid="001bf35d" officeooo:paragraph-rsid="001bf35d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Bitstream Vera Sans" fo:font-size="11pt" officeooo:rsid="001bf35d" officeooo:paragraph-rsid="001bf35d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Bitstream Vera Sans" fo:font-size="11pt" officeooo:rsid="001d8c00" officeooo:paragraph-rsid="001d8c00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Bitstream Vera Sans" fo:font-size="11pt" officeooo:rsid="00250d2e" officeooo:paragraph-rsid="00250d2e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ntarell" officeooo:rsid="001bf35d" officeooo:paragraph-rsid="001bf35d"/>
    </style:style>
    <style:style style:name="P6" style:family="paragraph" style:parent-style-name="Standard">
      <style:paragraph-properties fo:text-align="start" style:justify-single-word="false"/>
      <style:text-properties style:font-name="Cantarell" officeooo:rsid="002306f0" officeooo:paragraph-rsid="002306f0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3pt" officeooo:rsid="002306f0" officeooo:paragraph-rsid="002306f0" style:font-size-asian="13pt" style:font-size-complex="13pt"/>
    </style:style>
    <style:style style:name="T1" style:family="text">
      <style:text-properties officeooo:rsid="001d8c00"/>
    </style:style>
    <style:style style:name="T2" style:family="text">
      <style:text-properties officeooo:rsid="002306f0"/>
    </style:style>
    <style:style style:name="T3" style:family="text">
      <style:text-properties officeooo:rsid="0023e4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MX Mobile Note-taking plugin</text:p>
      <text:p text:style-name="P5"/>
      <text:p text:style-name="P7">User story:</text:p>
      <text:p text:style-name="P6"/>
      <text:p text:style-name="P2">As a user I <text:span text:style-name="T3">want</text:span> to quickly and easily take notes that are <text:span text:style-name="T1">then </text:span>saved into my dmx <text:span text:style-name="T1">data</text:span>base. Afterwards, when accessing the database from a computer, I want to review the notes and make changes as necessary.</text:p>
      <text:p text:style-name="P2"/>
      <text:p text:style-name="P3">When taking notes I should be able to <text:span text:style-name="T2">tag/color code them for easy categorization. I should also be able to choose a topicmap (and a default topicmap) where the created notes are displayed. </text:span></text:p>
      <text:p text:style-name="P3"/>
      <text:p text:style-name="P4">Using the plugin, I want to save server and login data so that I don’t have to separately input them every time. Optimally I would be able to save notes even without connection to my dmx database and load them into the database once there is connec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2:01:38.654289382</meta:creation-date>
    <dc:date>2020-06-11T18:59:45.785911102</dc:date>
    <meta:editing-duration>PT25M42S</meta:editing-duration>
    <meta:editing-cycles>5</meta:editing-cycles>
    <meta:generator>LibreOffice/6.3.6.2$Linux_X86_64 LibreOffice_project/30$Build-2</meta:generator>
    <meta:document-statistic meta:table-count="0" meta:image-count="0" meta:object-count="0" meta:page-count="1" meta:paragraph-count="5" meta:word-count="124" meta:character-count="689" meta:non-whitespace-character-count="569"/>
  </office:meta>
</office:document-meta>
</file>